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73H46M39.843051S" calcext:value-type="time">
            <text:p>1873:46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office:value-type="time" office:time-value="PT14H12M44.437S" calcext:value-type="time">
            <text:p>02:12 PM</text:p>
          </table:table-cell>
          <table:table-cell office:value-type="time" office:time-value="PT17H06M10.497S" calcext:value-type="time">
            <text:p>05:06 PM</text:p>
          </table:table-cell>
          <table:table-cell table:formula="of:=IF([.G374]-[.F374] &gt; 0; [.G374]-[.F374]; 0)" office:value-type="time" office:time-value="PT02H53M26.06S" calcext:value-type="time">
            <text:p>02:53</text:p>
          </table:table-cell>
          <table:table-cell table:formula="of:=[.D374]+[.H374]" office:value-type="time" office:time-value="PT07H41M29.104S" calcext:value-type="time">
            <text:p>07:41</text:p>
          </table:table-cell>
          <table:table-cell table:style-name="ce3"/>
          <table:table-cell office:value-type="string" calcext:value-type="string">
            <text:p>EntrywayAlt torch/doorway fixes, clothing doubling prevention, clothing variety, NPC multi-clothing support, GameController “load” disambiguation, NPC spear use fi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/29/23 (IR offer)</text:p>
          </table:table-cell>
          <table:table-cell table:number-columns-repeated="2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3/30/23 (furniture move)</text:p>
          </table:table-cell>
          <table:table-cell table:number-columns-repeated="2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3-03-31" calcext:value-type="date">
            <text:p>03/31/23</text:p>
          </table:table-cell>
          <table:table-cell office:value-type="time" office:time-value="PT08H23M06.286S" calcext:value-type="time">
            <text:p>08:23 AM</text:p>
          </table:table-cell>
          <table:table-cell table:style-name="ce15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Tutorial improvements &amp; dialogue jump prevention &amp; attachment despawn fix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16H13M01.111S" calcext:value-type="time">
            <text:p>16:1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9]-[.B379] &gt; 0; [.C379]-[.B3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0]-[.B380] &gt; 0; [.C380]-[.B3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 office:value-type="date" office:date-value="2023-03-29" calcext:value-type="date">
            <text:p>03/29/23</text:p>
          </table:table-cell>
          <table:table-cell table:style-name="ce67" office:value-type="string" calcext:value-type="string">
            <text:p>IR offer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 office:value-type="date" office:date-value="2023-03-30" calcext:value-type="date">
            <text:p>03/30/23</text:p>
          </table:table-cell>
          <table:table-cell table:style-name="ce67" office:value-type="string" calcext:value-type="string">
            <text:p>Furniture move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 style:data-style-name="N2" text:time-value="08:13:02.7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31T09:21:57.686000000</dc:date>
    <meta:editing-duration>P84DT6H14M2S</meta:editing-duration>
    <meta:editing-cycles>2231</meta:editing-cycles>
    <meta:generator>LibreOffice/7.2.6.2$Windows_X86_64 LibreOffice_project/b0ec3a565991f7569a5a7f5d24fed7f52653d754</meta:generator>
    <dc:creator>Benjamin Laws</dc:creator>
    <meta:document-statistic meta:table-count="2" meta:cell-count="2750" meta:object-count="0"/>
  </office:meta>
</office:document-meta>
</file>